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fo:color="#468a1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rder Product</text:p>
          </table:table-cell>
        </table:table-row>
        <table:table-row table:style-name="ro2">
          <table:table-cell office:value-type="string" calcext:value-type="string">
            <text:p>user(Foreign Key User)</text:p>
          </table:table-cell>
          <table:table-cell office:value-type="string" calcext:value-type="string">
            <text:p>User (ForeignKey User)</text:p>
          </table:table-cell>
          <table:table-cell office:value-type="string" calcext:value-type="string">
            <text:p>order (ForeignKey Order)</text:p>
          </table:table-cell>
        </table:table-row>
        <table:table-row table:style-name="ro3">
          <table:table-cell office:value-type="string" calcext:value-type="string">
            <text:p>payment_id</text:p>
          </table:table-cell>
          <table:table-cell table:number-columns-repeated="2" office:value-type="string" calcext:value-type="string">
            <text:p>payment (ForeignKey Payment)</text:p>
          </table:table-cell>
        </table:table-row>
        <table:table-row table:style-name="ro2">
          <table:table-cell office:value-type="string" calcext:value-type="string">
            <text:p>payment_method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user (ForeignKey User)</text:p>
          </table:table-cell>
        </table:table-row>
        <table:table-row table:style-name="ro3">
          <table:table-cell office:value-type="string" calcext:value-type="string">
            <text:p>amount_pa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product (ForeignKey Product)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variation (ForeignKey Variation)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lor</text:p>
          </table:table-cell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ize</text:p>
          </table:table-cell>
        </table:table-row>
        <table:table-row table:style-name="ro2">
          <table:table-cell/>
          <table:table-cell office:value-type="string" calcext:value-type="string">
            <text:p>address_line_1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/>
          <table:table-cell office:value-type="string" calcext:value-type="string">
            <text:p>address_line_2</text:p>
          </table:table-cell>
          <table:table-cell office:value-type="string" calcext:value-type="string">
            <text:p>product_price</text:p>
          </table:table-cell>
        </table:table-row>
        <table:table-row table:style-name="ro2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is_ordered</text:p>
          </table:table-cell>
        </table:table-row>
        <table:table-row table:style-name="ro2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created_at</text:p>
          </table:table-cell>
        </table:table-row>
        <table:table-row table:style-name="ro2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updated_at</text:p>
          </table:table-cell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x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tatus (dropdown New, Accepted, Completed, Cancelled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der_no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_ordered(default=False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ated_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dated_at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CartItem</text:p>
          </table:table-cell>
          <table:table-cell table:style-name="ce7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du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ti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ON SUCCESSFUL ORDER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Delete cart_item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Decrease the product quantity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Send Order Recieved Email</text:p>
          </table:table-cell>
          <table:table-cell/>
        </table:table-row>
        <table:table-row table:style-name="ro2" table:number-rows-repeated="104854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0:02:11.141035589</meta:creation-date>
    <dc:date>2024-03-13T10:16:29.897573033</dc:date>
    <meta:editing-duration>PT14M19S</meta:editing-duration>
    <meta:editing-cycles>1</meta:editing-cycles>
    <meta:document-statistic meta:table-count="1" meta:cell-count="50" meta:object-count="0"/>
    <meta:generator>LibreOffice/7.6.5.2$Linux_X86_64 LibreOffice_project/60$Build-2</meta:generator>
  </office:meta>
</office:document-meta>
</file>